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Source Code Pro Medium" svg:font-family="'Source Code Pro Medium'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9.04pt"/>
    </style:style>
    <style:style style:name="co2" style:family="table-column">
      <style:table-column-properties fo:break-before="auto" style:column-width="146.64pt"/>
    </style:style>
    <style:style style:name="co3" style:family="table-column">
      <style:table-column-properties fo:break-before="auto" style:column-width="80.25pt"/>
    </style:style>
    <style:style style:name="co4" style:family="table-column">
      <style:table-column-properties fo:break-before="auto" style:column-width="147.66pt"/>
    </style:style>
    <style:style style:name="co5" style:family="table-column">
      <style:table-column-properties fo:break-before="auto" style:column-width="50.4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21.6pt"/>
    </style:style>
    <style:style style:name="co8" style:family="table-column">
      <style:table-column-properties fo:break-before="auto" style:column-width="218.6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4.1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Source Code Pro Mediu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Source Code Pro Medium"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outline="false" style:text-line-through-style="none" style:text-line-through-type="none" style:font-name="Source Code Pro Medium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Source Code Pro Medium"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Source Code Pro Medium"/>
    </style:style>
    <style:style style:name="ce6" style:family="table-cell" style:parent-style-name="Default">
      <style:table-cell-properties fo:background-color="#bf0041" style:text-align-source="fix" style:repeat-content="false"/>
      <style:paragraph-properties fo:text-align="center" fo:margin-left="0pt"/>
      <style:text-properties style:font-name="Source Code Pro Medium"/>
    </style:style>
    <style:style style:name="ce7" style:family="table-cell" style:parent-style-name="Default">
      <style:table-cell-properties fo:background-color="#bf0041" style:text-align-source="fix" style:repeat-content="false"/>
      <style:paragraph-properties fo:text-align="center" fo:margin-left="0pt"/>
      <style:text-properties fo:color="#bf0041" style:font-name="Source Code Pro Medium"/>
    </style:style>
    <style:style style:name="ce8" style:family="table-cell" style:parent-style-name="Default">
      <style:table-cell-properties fo:background-color="#bf0041"/>
    </style:style>
    <style:style style:name="ce9" style:family="table-cell" style:parent-style-name="Default">
      <style:table-cell-properties fo:background-color="#729fcf" style:text-align-source="fix" style:repeat-content="false"/>
      <style:paragraph-properties fo:text-align="center" fo:margin-left="0pt"/>
      <style:text-properties style:font-name="Source Code Pro Medium"/>
    </style:style>
    <style:style style:name="ce10" style:family="table-cell" style:parent-style-name="Default">
      <style:table-cell-properties fo:background-color="#b7b3ca" style:text-align-source="fix" style:repeat-content="false"/>
      <style:paragraph-properties fo:text-align="center" fo:margin-left="0pt"/>
      <style:text-properties style:font-name="Source Code Pro Medium"/>
    </style:style>
    <style:style style:name="ce11" style:family="table-cell" style:parent-style-name="Default">
      <style:table-cell-properties fo:background-color="#ffff00" style:text-align-source="fix" style:repeat-content="false"/>
      <style:paragraph-properties fo:text-align="center" fo:margin-left="0pt"/>
      <style:text-properties style:font-name="Source Code Pro Medium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Source Code Pro Medium"/>
    </style:style>
    <style:style style:name="ce13" style:family="table-cell" style:parent-style-name="Default">
      <style:table-cell-properties fo:background-color="#ffff00"/>
    </style:style>
    <style:style style:name="ce14" style:family="table-cell" style:parent-style-name="Default">
      <style:table-cell-properties fo:background-color="#ffff00" style:text-align-source="fix" style:repeat-content="false"/>
      <style:paragraph-properties fo:text-align="start" fo:margin-left="0pt"/>
      <style:text-properties style:font-name="Source Code Pro Medium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style:font-name="Source Code Pro Medium"/>
    </style:style>
    <style:style style:name="ce16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T1" style:family="text">
      <style:text-properties style:font-name-asian="Noto Sans CJK SC" style:font-name="Source Code Pro Medium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2" style:family="text">
      <style:text-properties style:font-name="Source Code Pro Medium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Source Code Pro Mediu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visibility="collapse" table:default-cell-style-name="ce1"/>
        <table:table-column table:style-name="co3" table:visibility="collapse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number-columns-repeated="32" table:default-cell-style-name="ce1"/>
        <table:table-column table:style-name="co6" table:default-cell-style-name="ce1"/>
        <table:table-column table:style-name="co8" table:default-cell-style-name="ce5"/>
        <table:table-column table:style-name="co6" table:number-columns-repeated="982" table:default-cell-style-name="ce1"/>
        <table:table-column table:style-name="co6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GPIO Register</text:p>
          </table:table-cell>
          <table:table-cell table:style-name="ce2" office:value-type="string" calcext:value-type="string">
            <text:p>Address Dec</text:p>
          </table:table-cell>
          <table:table-cell table:style-name="ce2" office:value-type="string" calcext:value-type="string">
            <text:p>Offset Dec</text:p>
          </table:table-cell>
          <table:table-cell table:style-name="ce2" office:value-type="string" calcext:value-type="string">
            <text:p>Peripheral addresses</text:p>
          </table:table-cell>
          <table:table-cell table:style-name="ce2" office:value-type="string" calcext:value-type="string">
            <text:p>Offset</text:p>
          </table:table-cell>
          <table:table-cell table:style-name="ce2" office:value-type="string" calcext:value-type="string">
            <text:p>Name</text:p>
          </table:table-cell>
          <table:table-cell table:style-name="ce2"/>
          <table:table-cell table:style-name="ce4" office:value-type="string" calcext:value-type="string" table:number-columns-spanned="32" table:number-rows-spanned="1">
            <text:p>Register view</text:p>
          </table:table-cell>
          <table:covered-table-cell table:number-columns-repeated="31" table:style-name="ce2"/>
          <table:table-cell table:style-name="ce2"/>
          <table:table-cell table:style-name="ce4" office:value-type="string" calcext:value-type="string">
            <text:p>Example</text:p>
          </table:table-cell>
          <table:table-cell table:style-name="ce2" table:number-columns-repeated="982"/>
          <table:table-cell table:style-name="ce16"/>
        </table:table-row>
        <table:table-row table:style-name="ro1">
          <table:table-cell table:number-columns-repeated="7"/>
          <table:table-cell table:style-name="ce5"/>
          <table:table-cell table:number-columns-repeated="1016"/>
        </table:table-row>
        <table:table-row table:style-name="ro1">
          <table:table-cell table:number-columns-repeated="7"/>
          <table:table-cell table:style-name="Default" table:number-columns-repeated="32"/>
          <table:table-cell table:number-columns-repeated="98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16026368" calcext:value-type="float">
            <text:p>2116026368</text:p>
          </table:table-cell>
          <table:table-cell table:formula="of:=[.B5]-[.$B$5]" office:value-type="float" office:value="0" calcext:value-type="float">
            <text:p>0</text:p>
          </table:table-cell>
          <table:table-cell table:formula="of:=BASE([.B5];16)" office:value-type="string" office:string-value="7E200000" calcext:value-type="string">
            <text:p>7E200000</text:p>
          </table:table-cell>
          <table:table-cell table:formula="of:=BASE([.C5];16)" office:value-type="string" office:string-value="0" calcext:value-type="string">
            <text:p>0</text:p>
          </table:table-cell>
          <table:table-cell office:value-type="string" calcext:value-type="string">
            <text:p>GPFSEL0</text:p>
          </table:table-cell>
          <table:table-cell/>
          <table:table-cell table:style-name="ce6" table:number-columns-spanned="2" table:number-rows-spanned="1"/>
          <table:covered-table-cell table:style-name="Default"/>
          <table:table-cell table:style-name="ce9" office:value-type="string" calcext:value-type="string" table:number-columns-spanned="3" table:number-rows-spanned="1">
            <text:p>FSEL9</text:p>
          </table:table-cell>
          <table:covered-table-cell table:number-columns-repeated="2"/>
          <table:table-cell table:style-name="ce10" office:value-type="string" calcext:value-type="string" table:number-columns-spanned="3" table:number-rows-spanned="1">
            <text:p>FSEL8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FSEL7</text:p>
          </table:table-cell>
          <table:covered-table-cell table:number-columns-repeated="2"/>
          <table:table-cell table:style-name="ce10" office:value-type="string" calcext:value-type="string" table:number-columns-spanned="3" table:number-rows-spanned="1">
            <text:p>FSEL6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FSEL5</text:p>
          </table:table-cell>
          <table:covered-table-cell table:number-columns-repeated="2"/>
          <table:table-cell table:style-name="ce10" office:value-type="string" calcext:value-type="string" table:number-columns-spanned="3" table:number-rows-spanned="1">
            <text:p>FSEL4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FSEL3</text:p>
          </table:table-cell>
          <table:covered-table-cell table:number-columns-repeated="2"/>
          <table:table-cell table:style-name="ce10" office:value-type="string" calcext:value-type="string" table:number-columns-spanned="3" table:number-rows-spanned="1">
            <text:p>FSEL2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FSEL1</text:p>
          </table:table-cell>
          <table:covered-table-cell table:number-columns-repeated="2"/>
          <table:table-cell table:style-name="ce10" office:value-type="string" calcext:value-type="string" table:number-columns-spanned="3" table:number-rows-spanned="1">
            <text:p>FSEL0</text:p>
          </table:table-cell>
          <table:covered-table-cell table:number-columns-repeated="2"/>
          <table:table-cell table:number-columns-repeated="985"/>
        </table:table-row>
        <table:table-row table:style-name="ro1">
          <table:table-cell table:number-columns-repeated="7"/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4" office:value-type="string" calcext:value-type="string">
            <text:p>GPIO 7 as input</text:p>
          </table:table-cell>
          <table:table-cell table:number-columns-repeated="98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5]+4" office:value-type="float" office:value="2116026372" calcext:value-type="float">
            <text:p>2116026372</text:p>
          </table:table-cell>
          <table:table-cell table:formula="of:=[.B7]-[.$B$5]" office:value-type="float" office:value="4" calcext:value-type="float">
            <text:p>4</text:p>
          </table:table-cell>
          <table:table-cell table:formula="of:=BASE([.B7];16)" office:value-type="string" office:string-value="7E200004" calcext:value-type="string">
            <text:p>7E200004</text:p>
          </table:table-cell>
          <table:table-cell table:formula="of:=BASE([.C7];16)" office:value-type="string" office:string-value="4" calcext:value-type="string">
            <text:p>4</text:p>
          </table:table-cell>
          <table:table-cell table:style-name="ce3" office:value-type="string" calcext:value-type="string">
            <text:p>GPFSEL1</text:p>
          </table:table-cell>
          <table:table-cell table:number-columns-repeated="9"/>
          <table:table-cell table:number-columns-repeated="3" table:style-name="ce1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number-columns-repeated="5"/>
          <table:table-cell table:style-name="ce3"/>
          <table:table-cell/>
          <table:table-cell table:style-name="ce6" table:number-columns-spanned="2" table:number-rows-spanned="1"/>
          <table:covered-table-cell table:style-name="Default"/>
          <table:table-cell table:style-name="ce9" office:value-type="string" calcext:value-type="string" table:number-columns-spanned="3" table:number-rows-spanned="1">
            <text:p>FSEL19</text:p>
          </table:table-cell>
          <table:covered-table-cell table:number-columns-repeated="2"/>
          <table:table-cell table:style-name="ce10" office:value-type="string" calcext:value-type="string" table:number-columns-spanned="3" table:number-rows-spanned="1">
            <text:p>FSEL18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FSEL17</text:p>
          </table:table-cell>
          <table:covered-table-cell table:number-columns-repeated="2"/>
          <table:table-cell table:style-name="ce10" office:value-type="string" calcext:value-type="string" table:number-columns-spanned="3" table:number-rows-spanned="1">
            <text:p>FSEL16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FSEL15</text:p>
          </table:table-cell>
          <table:covered-table-cell table:number-columns-repeated="2"/>
          <table:table-cell table:style-name="ce10" office:value-type="string" calcext:value-type="string" table:number-columns-spanned="3" table:number-rows-spanned="1">
            <text:p>FSEL14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FSEL13</text:p>
          </table:table-cell>
          <table:covered-table-cell table:number-columns-repeated="2"/>
          <table:table-cell table:style-name="ce10" office:value-type="string" calcext:value-type="string" table:number-columns-spanned="3" table:number-rows-spanned="1">
            <text:p>FSEL12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FSEL11</text:p>
          </table:table-cell>
          <table:covered-table-cell table:number-columns-repeated="2"/>
          <table:table-cell table:style-name="ce10" office:value-type="string" calcext:value-type="string" table:number-columns-spanned="3" table:number-rows-spanned="1">
            <text:p>FSEL10</text:p>
          </table:table-cell>
          <table:covered-table-cell table:number-columns-repeated="2"/>
          <table:table-cell table:number-columns-repeated="985"/>
        </table:table-row>
        <table:table-row table:style-name="ro1">
          <table:table-cell table:number-columns-repeated="5"/>
          <table:table-cell table:style-name="ce3"/>
          <table:table-cell/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4" office:value-type="string" calcext:value-type="string">
            <text:p>GPIO 12 as output</text:p>
          </table:table-cell>
          <table:table-cell table:number-columns-repeated="983"/>
        </table:table-row>
        <table:table-row table:style-name="ro1">
          <table:table-cell table:number-columns-repeated="5"/>
          <table:table-cell table:style-name="ce3"/>
          <table:table-cell table:number-columns-repeated="24"/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7"/>
          <table:table-cell table:style-name="ce15"/>
          <table:table-cell table:number-columns-repeated="98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7]+4" office:value-type="float" office:value="2116026376" calcext:value-type="float">
            <text:p>2116026376</text:p>
          </table:table-cell>
          <table:table-cell table:formula="of:=[.B11]-[.$B$5]" office:value-type="float" office:value="8" calcext:value-type="float">
            <text:p>8</text:p>
          </table:table-cell>
          <table:table-cell table:formula="of:=BASE([.B11];16)" office:value-type="string" office:string-value="7E200008" calcext:value-type="string">
            <text:p>7E200008</text:p>
          </table:table-cell>
          <table:table-cell table:formula="of:=BASE([.C11];16)" office:value-type="string" office:string-value="8" calcext:value-type="string">
            <text:p>8</text:p>
          </table:table-cell>
          <table:table-cell table:style-name="ce3" office:value-type="string" calcext:value-type="string">
            <text:p>GPFSEL2</text:p>
          </table:table-cell>
          <table:table-cell/>
          <table:table-cell table:style-name="ce6" table:number-columns-spanned="2" table:number-rows-spanned="1"/>
          <table:covered-table-cell table:style-name="Default"/>
          <table:table-cell table:style-name="ce9" office:value-type="string" calcext:value-type="string" table:number-columns-spanned="3" table:number-rows-spanned="1">
            <text:p>FSEL29</text:p>
          </table:table-cell>
          <table:covered-table-cell table:number-columns-repeated="2"/>
          <table:table-cell table:style-name="ce10" office:value-type="string" calcext:value-type="string" table:number-columns-spanned="3" table:number-rows-spanned="1">
            <text:p>FSEL28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FSEL27</text:p>
          </table:table-cell>
          <table:covered-table-cell table:number-columns-repeated="2"/>
          <table:table-cell table:style-name="ce10" office:value-type="string" calcext:value-type="string" table:number-columns-spanned="3" table:number-rows-spanned="1">
            <text:p>FSEL26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FSEL25</text:p>
          </table:table-cell>
          <table:covered-table-cell table:number-columns-repeated="2"/>
          <table:table-cell table:style-name="ce10" office:value-type="string" calcext:value-type="string" table:number-columns-spanned="3" table:number-rows-spanned="1">
            <text:p>FSEL24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FSEL23</text:p>
          </table:table-cell>
          <table:covered-table-cell table:number-columns-repeated="2"/>
          <table:table-cell table:style-name="ce10" office:value-type="string" calcext:value-type="string" table:number-columns-spanned="3" table:number-rows-spanned="1">
            <text:p>FSEL22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FSEL21</text:p>
          </table:table-cell>
          <table:covered-table-cell table:number-columns-repeated="2"/>
          <table:table-cell table:style-name="ce10" office:value-type="string" calcext:value-type="string" table:number-columns-spanned="3" table:number-rows-spanned="1">
            <text:p>FSEL20</text:p>
          </table:table-cell>
          <table:covered-table-cell table:number-columns-repeated="2"/>
          <table:table-cell table:number-columns-repeated="985"/>
        </table:table-row>
        <table:table-row table:style-name="ro1">
          <table:table-cell table:number-columns-repeated="5"/>
          <table:table-cell table:style-name="ce3"/>
          <table:table-cell/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number-columns-repeated="5"/>
          <table:table-cell table:style-name="ce3"/>
          <table:table-cell table:number-columns-repeated="27"/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number-columns-repeated="4"/>
          <table:table-cell table:style-name="ce14" office:value-type="string" calcext:value-type="string">
            <text:p>GPIO 21 takes alternate function 0</text:p>
          </table:table-cell>
          <table:table-cell table:number-columns-repeated="98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1]+4" office:value-type="float" office:value="2116026380" calcext:value-type="float">
            <text:p>2116026380</text:p>
          </table:table-cell>
          <table:table-cell table:formula="of:=[.B14]-[.$B$5]" office:value-type="float" office:value="12" calcext:value-type="float">
            <text:p>12</text:p>
          </table:table-cell>
          <table:table-cell table:formula="of:=BASE([.B14];16)" office:value-type="string" office:string-value="7E20000C" calcext:value-type="string">
            <text:p>7E20000C</text:p>
          </table:table-cell>
          <table:table-cell table:formula="of:=BASE([.C14];16)" office:value-type="string" office:string-value="C" calcext:value-type="string">
            <text:p>C</text:p>
          </table:table-cell>
          <table:table-cell office:value-type="string" calcext:value-type="string">
            <text:p>GPFSEL3</text:p>
          </table:table-cell>
          <table:table-cell/>
          <table:table-cell table:style-name="ce6" table:number-columns-spanned="2" table:number-rows-spanned="1"/>
          <table:covered-table-cell table:style-name="Default"/>
          <table:table-cell table:style-name="ce9" office:value-type="string" calcext:value-type="string" table:number-columns-spanned="3" table:number-rows-spanned="1">
            <text:p>FSEL39</text:p>
          </table:table-cell>
          <table:covered-table-cell table:number-columns-repeated="2"/>
          <table:table-cell table:style-name="ce10" office:value-type="string" calcext:value-type="string" table:number-columns-spanned="3" table:number-rows-spanned="1">
            <text:p>FSEL38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FSEL37</text:p>
          </table:table-cell>
          <table:covered-table-cell table:number-columns-repeated="2"/>
          <table:table-cell table:style-name="ce10" office:value-type="string" calcext:value-type="string" table:number-columns-spanned="3" table:number-rows-spanned="1">
            <text:p>FSEL36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FSEL35</text:p>
          </table:table-cell>
          <table:covered-table-cell table:number-columns-repeated="2"/>
          <table:table-cell table:style-name="ce10" office:value-type="string" calcext:value-type="string" table:number-columns-spanned="3" table:number-rows-spanned="1">
            <text:p>FSEL34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FSEL33</text:p>
          </table:table-cell>
          <table:covered-table-cell table:number-columns-repeated="2"/>
          <table:table-cell table:style-name="ce10" office:value-type="string" calcext:value-type="string" table:number-columns-spanned="3" table:number-rows-spanned="1">
            <text:p>FSEL32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FSEL31</text:p>
          </table:table-cell>
          <table:covered-table-cell table:number-columns-repeated="2"/>
          <table:table-cell table:style-name="ce10" office:value-type="string" calcext:value-type="string" table:number-columns-spanned="3" table:number-rows-spanned="1">
            <text:p>FSEL30</text:p>
          </table:table-cell>
          <table:covered-table-cell table:number-columns-repeated="2"/>
          <table:table-cell table:number-columns-repeated="985"/>
        </table:table-row>
        <table:table-row table:style-name="ro1">
          <table:table-cell table:number-columns-repeated="7"/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number-columns-repeated="30"/>
          <table:table-cell table:style-name="ce12" table:number-columns-repeated="5"/>
          <table:table-cell table:number-columns-repeated="5"/>
          <table:table-cell table:style-name="ce15"/>
          <table:table-cell table:number-columns-repeated="98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14]+4" office:value-type="float" office:value="2116026384" calcext:value-type="float">
            <text:p>2116026384</text:p>
          </table:table-cell>
          <table:table-cell table:formula="of:=[.B17]-[.$B$5]" office:value-type="float" office:value="16" calcext:value-type="float">
            <text:p>16</text:p>
          </table:table-cell>
          <table:table-cell table:formula="of:=BASE([.B17];16)" office:value-type="string" office:string-value="7E200010" calcext:value-type="string">
            <text:p>7E200010</text:p>
          </table:table-cell>
          <table:table-cell table:formula="of:=BASE([.C17];16)" office:value-type="string" office:string-value="10" calcext:value-type="string">
            <text:p>10</text:p>
          </table:table-cell>
          <table:table-cell table:style-name="ce3" office:value-type="string" calcext:value-type="string">
            <text:p>GPFSEL4</text:p>
          </table:table-cell>
          <table:table-cell/>
          <table:table-cell table:style-name="ce6" table:number-columns-spanned="2" table:number-rows-spanned="1"/>
          <table:covered-table-cell table:style-name="Default"/>
          <table:table-cell table:style-name="ce9" office:value-type="string" calcext:value-type="string" table:number-columns-spanned="3" table:number-rows-spanned="1">
            <text:p>FSEL49</text:p>
          </table:table-cell>
          <table:covered-table-cell table:number-columns-repeated="2"/>
          <table:table-cell table:style-name="ce10" office:value-type="string" calcext:value-type="string" table:number-columns-spanned="3" table:number-rows-spanned="1">
            <text:p>FSEL48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FSEL47</text:p>
          </table:table-cell>
          <table:covered-table-cell table:number-columns-repeated="2"/>
          <table:table-cell table:style-name="ce10" office:value-type="string" calcext:value-type="string" table:number-columns-spanned="3" table:number-rows-spanned="1">
            <text:p>FSEL46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FSEL45</text:p>
          </table:table-cell>
          <table:covered-table-cell table:number-columns-repeated="2"/>
          <table:table-cell table:style-name="ce10" office:value-type="string" calcext:value-type="string" table:number-columns-spanned="3" table:number-rows-spanned="1">
            <text:p>FSEL44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FSEL43</text:p>
          </table:table-cell>
          <table:covered-table-cell table:number-columns-repeated="2"/>
          <table:table-cell table:style-name="ce10" office:value-type="string" calcext:value-type="string" table:number-columns-spanned="3" table:number-rows-spanned="1">
            <text:p>FSEL42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FSEL41</text:p>
          </table:table-cell>
          <table:covered-table-cell table:number-columns-repeated="2"/>
          <table:table-cell table:style-name="ce10" office:value-type="string" calcext:value-type="string" table:number-columns-spanned="3" table:number-rows-spanned="1">
            <text:p>FSEL40</text:p>
          </table:table-cell>
          <table:covered-table-cell table:number-columns-repeated="2"/>
          <table:table-cell table:number-columns-repeated="985"/>
        </table:table-row>
        <table:table-row table:style-name="ro1">
          <table:table-cell table:number-columns-repeated="5"/>
          <table:table-cell table:style-name="ce3"/>
          <table:table-cell/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85"/>
        </table:table-row>
        <table:table-row table:style-name="ro3">
          <table:table-cell table:number-columns-repeated="5"/>
          <table:table-cell table:style-name="ce3"/>
          <table:table-cell/>
          <table:table-cell table:style-name="Default" table:number-columns-repeated="23"/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Default" table:number-columns-repeated="6"/>
          <table:table-cell/>
          <table:table-cell table:style-name="ce14" office:value-type="string" calcext:value-type="string">
            <text:p><text:span text:style-name="T2">GPIO 42 takes </text:span><text:span text:style-name="T3">alternate</text:span> function 5</text:p>
          </table:table-cell>
          <table:table-cell table:number-columns-repeated="98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7]+4" office:value-type="float" office:value="2116026388" calcext:value-type="float">
            <text:p>2116026388</text:p>
          </table:table-cell>
          <table:table-cell table:formula="of:=[.B20]-[.$B$5]" office:value-type="float" office:value="20" calcext:value-type="float">
            <text:p>20</text:p>
          </table:table-cell>
          <table:table-cell table:formula="of:=BASE([.B20];16)" office:value-type="string" office:string-value="7E200014" calcext:value-type="string">
            <text:p>7E200014</text:p>
          </table:table-cell>
          <table:table-cell table:formula="of:=BASE([.C20];16)" office:value-type="string" office:string-value="14" calcext:value-type="string">
            <text:p>14</text:p>
          </table:table-cell>
          <table:table-cell table:style-name="ce3" office:value-type="string" calcext:value-type="string">
            <text:p>GPFSEL5</text:p>
          </table:table-cell>
          <table:table-cell/>
          <table:table-cell table:style-name="ce6" table:number-columns-spanned="2" table:number-rows-spanned="1"/>
          <table:covered-table-cell table:style-name="ce8"/>
          <table:table-cell table:style-name="ce6" table:number-columns-spanned="3" table:number-rows-spanned="1"/>
          <table:covered-table-cell table:number-columns-repeated="2" table:style-name="ce6"/>
          <table:table-cell table:style-name="ce6" table:number-columns-spanned="3" table:number-rows-spanned="1"/>
          <table:covered-table-cell table:number-columns-repeated="2" table:style-name="ce6"/>
          <table:table-cell table:style-name="ce6" table:number-columns-spanned="3" table:number-rows-spanned="1"/>
          <table:covered-table-cell table:number-columns-repeated="2" table:style-name="ce6"/>
          <table:table-cell table:style-name="ce6" table:number-columns-spanned="3" table:number-rows-spanned="1"/>
          <table:covered-table-cell table:number-columns-repeated="2" table:style-name="ce6"/>
          <table:table-cell table:style-name="ce6" table:number-columns-spanned="3" table:number-rows-spanned="1"/>
          <table:covered-table-cell table:number-columns-repeated="2" table:style-name="ce6"/>
          <table:table-cell table:style-name="ce6" table:number-columns-spanned="3" table:number-rows-spanned="1"/>
          <table:covered-table-cell table:number-columns-repeated="2" table:style-name="ce6"/>
          <table:table-cell table:style-name="ce9" office:value-type="string" calcext:value-type="string" table:number-columns-spanned="3" table:number-rows-spanned="1">
            <text:p>FSEL53</text:p>
          </table:table-cell>
          <table:covered-table-cell table:number-columns-repeated="2"/>
          <table:table-cell table:style-name="ce10" office:value-type="string" calcext:value-type="string" table:number-columns-spanned="3" table:number-rows-spanned="1">
            <text:p>FSEL52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FSEL51</text:p>
          </table:table-cell>
          <table:covered-table-cell table:number-columns-repeated="2"/>
          <table:table-cell table:style-name="ce10" office:value-type="string" calcext:value-type="string" table:number-columns-spanned="3" table:number-rows-spanned="1">
            <text:p>FSEL50</text:p>
          </table:table-cell>
          <table:covered-table-cell table:number-columns-repeated="2"/>
          <table:table-cell table:number-columns-repeated="985"/>
        </table:table-row>
        <table:table-row table:style-name="ro1">
          <table:table-cell table:number-columns-repeated="5"/>
          <table:table-cell table:style-name="ce3"/>
          <table:table-cell/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20]+4" office:value-type="float" office:value="2116026392" calcext:value-type="float">
            <text:p>2116026392</text:p>
          </table:table-cell>
          <table:table-cell table:formula="of:=[.B23]-[.$B$5]" office:value-type="float" office:value="24" calcext:value-type="float">
            <text:p>24</text:p>
          </table:table-cell>
          <table:table-cell table:formula="of:=BASE([.B23];16)" office:value-type="string" office:string-value="7E200018" calcext:value-type="string">
            <text:p>7E200018</text:p>
          </table:table-cell>
          <table:table-cell table:formula="of:=BASE([.C23];16)" office:value-type="string" office:string-value="18" calcext:value-type="string">
            <text:p>18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23]+4" office:value-type="float" office:value="2116026396" calcext:value-type="float">
            <text:p>2116026396</text:p>
          </table:table-cell>
          <table:table-cell table:formula="of:=[.B24]-[.$B$5]" office:value-type="float" office:value="28" calcext:value-type="float">
            <text:p>28</text:p>
          </table:table-cell>
          <table:table-cell table:formula="of:=BASE([.B24];16)" office:value-type="string" office:string-value="7E20001C" calcext:value-type="string">
            <text:p>7E20001C</text:p>
          </table:table-cell>
          <table:table-cell table:formula="of:=BASE([.C24];16)" office:value-type="string" office:string-value="1C" calcext:value-type="string">
            <text:p>1C</text:p>
          </table:table-cell>
          <table:table-cell office:value-type="string" calcext:value-type="string">
            <text:p>GPSET0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number-columns-repeated="17"/>
          <table:table-cell table:style-name="ce11" office:value-type="float" office:value="1" calcext:value-type="float">
            <text:p>1</text:p>
          </table:table-cell>
          <table:table-cell table:number-columns-repeated="22"/>
          <table:table-cell table:style-name="ce14" office:value-type="string" calcext:value-type="string">
            <text:p>Set GPIO pin 21 to ‘on’</text:p>
          </table:table-cell>
          <table:table-cell table:number-columns-repeated="98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24]+4" office:value-type="float" office:value="2116026400" calcext:value-type="float">
            <text:p>2116026400</text:p>
          </table:table-cell>
          <table:table-cell table:formula="of:=[.B27]-[.$B$5]" office:value-type="float" office:value="32" calcext:value-type="float">
            <text:p>32</text:p>
          </table:table-cell>
          <table:table-cell table:formula="of:=BASE([.B27];16)" office:value-type="string" office:string-value="7E200020" calcext:value-type="string">
            <text:p>7E200020</text:p>
          </table:table-cell>
          <table:table-cell table:formula="of:=BASE([.C27];16)" office:value-type="string" office:string-value="20" calcext:value-type="string">
            <text:p>20</text:p>
          </table:table-cell>
          <table:table-cell office:value-type="string" calcext:value-type="string">
            <text:p>GPSET1</text:p>
          </table:table-cell>
          <table:table-cell/>
          <table:table-cell table:style-name="ce7" table:number-columns-repeated="10"/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number-columns-repeated="17"/>
          <table:table-cell table:style-name="ce12"/>
          <table:table-cell table:number-columns-repeated="13"/>
          <table:table-cell table:style-name="ce11" office:value-type="float" office:value="1" calcext:value-type="float">
            <text:p>1</text:p>
          </table:table-cell>
          <table:table-cell table:number-columns-repeated="8"/>
          <table:table-cell table:style-name="ce14" office:value-type="string" calcext:value-type="string">
            <text:p>Set GPIO pin 40 to ‘on’</text:p>
          </table:table-cell>
          <table:table-cell table:number-columns-repeated="98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27]+4" office:value-type="float" office:value="2116026404" calcext:value-type="float">
            <text:p>2116026404</text:p>
          </table:table-cell>
          <table:table-cell table:formula="of:=[.B29]-[.$B$5]" office:value-type="float" office:value="36" calcext:value-type="float">
            <text:p>36</text:p>
          </table:table-cell>
          <table:table-cell table:formula="of:=BASE([.B29];16)" office:value-type="string" office:string-value="7E200024" calcext:value-type="string">
            <text:p>7E200024</text:p>
          </table:table-cell>
          <table:table-cell table:formula="of:=BASE([.C29];16)" office:value-type="string" office:string-value="24" calcext:value-type="string">
            <text:p>24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29]+4" office:value-type="float" office:value="2116026408" calcext:value-type="float">
            <text:p>2116026408</text:p>
          </table:table-cell>
          <table:table-cell table:formula="of:=[.B30]-[.$B$5]" office:value-type="float" office:value="40" calcext:value-type="float">
            <text:p>40</text:p>
          </table:table-cell>
          <table:table-cell table:formula="of:=BASE([.B30];16)" office:value-type="string" office:string-value="7E200028" calcext:value-type="string">
            <text:p>7E200028</text:p>
          </table:table-cell>
          <table:table-cell table:formula="of:=BASE([.C30];16)" office:value-type="string" office:string-value="28" calcext:value-type="string">
            <text:p>28</text:p>
          </table:table-cell>
          <table:table-cell office:value-type="string" calcext:value-type="string">
            <text:p>GPCLR0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number-columns-repeated="17"/>
          <table:table-cell table:style-name="ce11" office:value-type="float" office:value="1" calcext:value-type="float">
            <text:p>1</text:p>
          </table:table-cell>
          <table:table-cell table:number-columns-repeated="22"/>
          <table:table-cell table:style-name="ce14" office:value-type="string" calcext:value-type="string">
            <text:p>Set GPIO pin 21 to ‘off’</text:p>
          </table:table-cell>
          <table:table-cell table:number-columns-repeated="98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30]+4" office:value-type="float" office:value="2116026412" calcext:value-type="float">
            <text:p>2116026412</text:p>
          </table:table-cell>
          <table:table-cell table:formula="of:=[.B33]-[.$B$5]" office:value-type="float" office:value="44" calcext:value-type="float">
            <text:p>44</text:p>
          </table:table-cell>
          <table:table-cell table:formula="of:=BASE([.B33];16)" office:value-type="string" office:string-value="7E20002C" calcext:value-type="string">
            <text:p>7E20002C</text:p>
          </table:table-cell>
          <table:table-cell table:formula="of:=BASE([.C33];16)" office:value-type="string" office:string-value="2C" calcext:value-type="string">
            <text:p>2C</text:p>
          </table:table-cell>
          <table:table-cell office:value-type="string" calcext:value-type="string">
            <text:p>GPCLR1</text:p>
          </table:table-cell>
          <table:table-cell/>
          <table:table-cell table:style-name="ce7" table:number-columns-repeated="10"/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number-columns-repeated="17"/>
          <table:table-cell table:style-name="ce12"/>
          <table:table-cell table:number-columns-repeated="13"/>
          <table:table-cell table:style-name="ce11" office:value-type="float" office:value="1" calcext:value-type="float">
            <text:p>1</text:p>
          </table:table-cell>
          <table:table-cell table:number-columns-repeated="8"/>
          <table:table-cell table:style-name="ce14" office:value-type="string" calcext:value-type="string">
            <text:p>Set GPIO pin 40 to ‘off’</text:p>
          </table:table-cell>
          <table:table-cell table:number-columns-repeated="98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33]+4" office:value-type="float" office:value="2116026416" calcext:value-type="float">
            <text:p>2116026416</text:p>
          </table:table-cell>
          <table:table-cell table:formula="of:=[.B36]-[.$B$5]" office:value-type="float" office:value="48" calcext:value-type="float">
            <text:p>48</text:p>
          </table:table-cell>
          <table:table-cell table:formula="of:=BASE([.B36];16)" office:value-type="string" office:string-value="7E200030" calcext:value-type="string">
            <text:p>7E200030</text:p>
          </table:table-cell>
          <table:table-cell table:formula="of:=BASE([.C36];16)" office:value-type="string" office:string-value="30" calcext:value-type="string">
            <text:p>30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36]+4" office:value-type="float" office:value="2116026420" calcext:value-type="float">
            <text:p>2116026420</text:p>
          </table:table-cell>
          <table:table-cell table:formula="of:=[.B37]-[.$B$5]" office:value-type="float" office:value="52" calcext:value-type="float">
            <text:p>52</text:p>
          </table:table-cell>
          <table:table-cell table:formula="of:=BASE([.B37];16)" office:value-type="string" office:string-value="7E200034" calcext:value-type="string">
            <text:p>7E200034</text:p>
          </table:table-cell>
          <table:table-cell table:formula="of:=BASE([.C37];16)" office:value-type="string" office:string-value="34" calcext:value-type="string">
            <text:p>34</text:p>
          </table:table-cell>
          <table:table-cell office:value-type="string" calcext:value-type="string">
            <text:p>GPLEV0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number-columns-repeated="17"/>
          <table:table-cell table:style-name="ce11"/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37]+4" office:value-type="float" office:value="2116026424" calcext:value-type="float">
            <text:p>2116026424</text:p>
          </table:table-cell>
          <table:table-cell table:formula="of:=[.B40]-[.$B$5]" office:value-type="float" office:value="56" calcext:value-type="float">
            <text:p>56</text:p>
          </table:table-cell>
          <table:table-cell table:formula="of:=BASE([.B40];16)" office:value-type="string" office:string-value="7E200038" calcext:value-type="string">
            <text:p>7E200038</text:p>
          </table:table-cell>
          <table:table-cell table:formula="of:=BASE([.C40];16)" office:value-type="string" office:string-value="38" calcext:value-type="string">
            <text:p>38</text:p>
          </table:table-cell>
          <table:table-cell office:value-type="string" calcext:value-type="string">
            <text:p>GPLEV1</text:p>
          </table:table-cell>
          <table:table-cell/>
          <table:table-cell table:style-name="ce7" table:number-columns-repeated="10"/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number-columns-repeated="17"/>
          <table:table-cell table:style-name="ce12"/>
          <table:table-cell table:number-columns-repeated="13"/>
          <table:table-cell table:style-name="ce11"/>
          <table:table-cell table:number-columns-repeated="992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40]+4" office:value-type="float" office:value="2116026428" calcext:value-type="float">
            <text:p>2116026428</text:p>
          </table:table-cell>
          <table:table-cell table:formula="of:=[.B43]-[.$B$5]" office:value-type="float" office:value="60" calcext:value-type="float">
            <text:p>60</text:p>
          </table:table-cell>
          <table:table-cell table:formula="of:=BASE([.B43];16)" office:value-type="string" office:string-value="7E20003C" calcext:value-type="string">
            <text:p>7E20003C</text:p>
          </table:table-cell>
          <table:table-cell table:formula="of:=BASE([.C43];16)" office:value-type="string" office:string-value="3C" calcext:value-type="string">
            <text:p>3C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43]+4" office:value-type="float" office:value="2116026432" calcext:value-type="float">
            <text:p>2116026432</text:p>
          </table:table-cell>
          <table:table-cell table:formula="of:=[.B44]-[.$B$5]" office:value-type="float" office:value="64" calcext:value-type="float">
            <text:p>64</text:p>
          </table:table-cell>
          <table:table-cell table:formula="of:=BASE([.B44];16)" office:value-type="string" office:string-value="7E200040" calcext:value-type="string">
            <text:p>7E200040</text:p>
          </table:table-cell>
          <table:table-cell table:formula="of:=BASE([.C44];16)" office:value-type="string" office:string-value="40" calcext:value-type="string">
            <text:p>40</text:p>
          </table:table-cell>
          <table:table-cell office:value-type="string" calcext:value-type="string">
            <text:p>GPEDS0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44]+4" office:value-type="float" office:value="2116026436" calcext:value-type="float">
            <text:p>2116026436</text:p>
          </table:table-cell>
          <table:table-cell table:formula="of:=[.B45]-[.$B$5]" office:value-type="float" office:value="68" calcext:value-type="float">
            <text:p>68</text:p>
          </table:table-cell>
          <table:table-cell table:formula="of:=BASE([.B45];16)" office:value-type="string" office:string-value="7E200044" calcext:value-type="string">
            <text:p>7E200044</text:p>
          </table:table-cell>
          <table:table-cell table:formula="of:=BASE([.C45];16)" office:value-type="string" office:string-value="44" calcext:value-type="string">
            <text:p>44</text:p>
          </table:table-cell>
          <table:table-cell office:value-type="string" calcext:value-type="string">
            <text:p>GPEDS1</text:p>
          </table:table-cell>
          <table:table-cell table:number-columns-repeated="1018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45]+4" office:value-type="float" office:value="2116026440" calcext:value-type="float">
            <text:p>2116026440</text:p>
          </table:table-cell>
          <table:table-cell table:formula="of:=[.B46]-[.$B$5]" office:value-type="float" office:value="72" calcext:value-type="float">
            <text:p>72</text:p>
          </table:table-cell>
          <table:table-cell table:formula="of:=BASE([.B46];16)" office:value-type="string" office:string-value="7E200048" calcext:value-type="string">
            <text:p>7E200048</text:p>
          </table:table-cell>
          <table:table-cell table:formula="of:=BASE([.C46];16)" office:value-type="string" office:string-value="48" calcext:value-type="string">
            <text:p>48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46]+4" office:value-type="float" office:value="2116026444" calcext:value-type="float">
            <text:p>2116026444</text:p>
          </table:table-cell>
          <table:table-cell table:formula="of:=[.B47]-[.$B$5]" office:value-type="float" office:value="76" calcext:value-type="float">
            <text:p>76</text:p>
          </table:table-cell>
          <table:table-cell table:formula="of:=BASE([.B47];16)" office:value-type="string" office:string-value="7E20004C" calcext:value-type="string">
            <text:p>7E20004C</text:p>
          </table:table-cell>
          <table:table-cell table:formula="of:=BASE([.C47];16)" office:value-type="string" office:string-value="4C" calcext:value-type="string">
            <text:p>4C</text:p>
          </table:table-cell>
          <table:table-cell office:value-type="string" calcext:value-type="string">
            <text:p>GPREN0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47]+4" office:value-type="float" office:value="2116026448" calcext:value-type="float">
            <text:p>2116026448</text:p>
          </table:table-cell>
          <table:table-cell table:formula="of:=[.B48]-[.$B$5]" office:value-type="float" office:value="80" calcext:value-type="float">
            <text:p>80</text:p>
          </table:table-cell>
          <table:table-cell table:formula="of:=BASE([.B48];16)" office:value-type="string" office:string-value="7E200050" calcext:value-type="string">
            <text:p>7E200050</text:p>
          </table:table-cell>
          <table:table-cell table:formula="of:=BASE([.C48];16)" office:value-type="string" office:string-value="50" calcext:value-type="string">
            <text:p>50</text:p>
          </table:table-cell>
          <table:table-cell table:style-name="ce3" office:value-type="string" calcext:value-type="string">
            <text:p>GPREN1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48]+4" office:value-type="float" office:value="2116026452" calcext:value-type="float">
            <text:p>2116026452</text:p>
          </table:table-cell>
          <table:table-cell table:formula="of:=[.B49]-[.$B$5]" office:value-type="float" office:value="84" calcext:value-type="float">
            <text:p>84</text:p>
          </table:table-cell>
          <table:table-cell table:formula="of:=BASE([.B49];16)" office:value-type="string" office:string-value="7E200054" calcext:value-type="string">
            <text:p>7E200054</text:p>
          </table:table-cell>
          <table:table-cell table:formula="of:=BASE([.C49];16)" office:value-type="string" office:string-value="54" calcext:value-type="string">
            <text:p>54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49]+4" office:value-type="float" office:value="2116026456" calcext:value-type="float">
            <text:p>2116026456</text:p>
          </table:table-cell>
          <table:table-cell table:formula="of:=[.B50]-[.$B$5]" office:value-type="float" office:value="88" calcext:value-type="float">
            <text:p>88</text:p>
          </table:table-cell>
          <table:table-cell table:formula="of:=BASE([.B50];16)" office:value-type="string" office:string-value="7E200058" calcext:value-type="string">
            <text:p>7E200058</text:p>
          </table:table-cell>
          <table:table-cell table:formula="of:=BASE([.C50];16)" office:value-type="string" office:string-value="58" calcext:value-type="string">
            <text:p>58</text:p>
          </table:table-cell>
          <table:table-cell table:style-name="ce3" office:value-type="string" calcext:value-type="string">
            <text:p>GPFEN0</text:p>
          </table:table-cell>
          <table:table-cell table:number-columns-repeated="1018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50]+4" office:value-type="float" office:value="2116026460" calcext:value-type="float">
            <text:p>2116026460</text:p>
          </table:table-cell>
          <table:table-cell table:formula="of:=[.B51]-[.$B$5]" office:value-type="float" office:value="92" calcext:value-type="float">
            <text:p>92</text:p>
          </table:table-cell>
          <table:table-cell table:formula="of:=BASE([.B51];16)" office:value-type="string" office:string-value="7E20005C" calcext:value-type="string">
            <text:p>7E20005C</text:p>
          </table:table-cell>
          <table:table-cell table:formula="of:=BASE([.C51];16)" office:value-type="string" office:string-value="5C" calcext:value-type="string">
            <text:p>5C</text:p>
          </table:table-cell>
          <table:table-cell table:style-name="ce3" office:value-type="string" calcext:value-type="string">
            <text:p>GPFEN1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B51]+4" office:value-type="float" office:value="2116026464" calcext:value-type="float">
            <text:p>2116026464</text:p>
          </table:table-cell>
          <table:table-cell table:formula="of:=[.B52]-[.$B$5]" office:value-type="float" office:value="96" calcext:value-type="float">
            <text:p>96</text:p>
          </table:table-cell>
          <table:table-cell table:formula="of:=BASE([.B52];16)" office:value-type="string" office:string-value="7E200060" calcext:value-type="string">
            <text:p>7E200060</text:p>
          </table:table-cell>
          <table:table-cell table:formula="of:=BASE([.C52];16)" office:value-type="string" office:string-value="60" calcext:value-type="string">
            <text:p>60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B52]+4" office:value-type="float" office:value="2116026468" calcext:value-type="float">
            <text:p>2116026468</text:p>
          </table:table-cell>
          <table:table-cell table:formula="of:=[.B53]-[.$B$5]" office:value-type="float" office:value="100" calcext:value-type="float">
            <text:p>100</text:p>
          </table:table-cell>
          <table:table-cell table:formula="of:=BASE([.B53];16)" office:value-type="string" office:string-value="7E200064" calcext:value-type="string">
            <text:p>7E200064</text:p>
          </table:table-cell>
          <table:table-cell table:formula="of:=BASE([.C53];16)" office:value-type="string" office:string-value="64" calcext:value-type="string">
            <text:p>64</text:p>
          </table:table-cell>
          <table:table-cell office:value-type="string" calcext:value-type="string">
            <text:p>GPHEN0</text:p>
          </table:table-cell>
          <table:table-cell table:number-columns-repeated="1018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B53]+4" office:value-type="float" office:value="2116026472" calcext:value-type="float">
            <text:p>2116026472</text:p>
          </table:table-cell>
          <table:table-cell table:formula="of:=[.B54]-[.$B$5]" office:value-type="float" office:value="104" calcext:value-type="float">
            <text:p>104</text:p>
          </table:table-cell>
          <table:table-cell table:formula="of:=BASE([.B54];16)" office:value-type="string" office:string-value="7E200068" calcext:value-type="string">
            <text:p>7E200068</text:p>
          </table:table-cell>
          <table:table-cell table:formula="of:=BASE([.C54];16)" office:value-type="string" office:string-value="68" calcext:value-type="string">
            <text:p>68</text:p>
          </table:table-cell>
          <table:table-cell table:style-name="ce3" office:value-type="string" calcext:value-type="string">
            <text:p>GPHEN1</text:p>
          </table:table-cell>
          <table:table-cell table:number-columns-repeated="1018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B54]+4" office:value-type="float" office:value="2116026476" calcext:value-type="float">
            <text:p>2116026476</text:p>
          </table:table-cell>
          <table:table-cell table:formula="of:=[.B55]-[.$B$5]" office:value-type="float" office:value="108" calcext:value-type="float">
            <text:p>108</text:p>
          </table:table-cell>
          <table:table-cell table:formula="of:=BASE([.B55];16)" office:value-type="string" office:string-value="7E20006C" calcext:value-type="string">
            <text:p>7E20006C</text:p>
          </table:table-cell>
          <table:table-cell table:formula="of:=BASE([.C55];16)" office:value-type="string" office:string-value="6C" calcext:value-type="string">
            <text:p>6C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55]+4" office:value-type="float" office:value="2116026480" calcext:value-type="float">
            <text:p>2116026480</text:p>
          </table:table-cell>
          <table:table-cell table:formula="of:=[.B56]-[.$B$5]" office:value-type="float" office:value="112" calcext:value-type="float">
            <text:p>112</text:p>
          </table:table-cell>
          <table:table-cell table:formula="of:=BASE([.B56];16)" office:value-type="string" office:string-value="7E200070" calcext:value-type="string">
            <text:p>7E200070</text:p>
          </table:table-cell>
          <table:table-cell table:formula="of:=BASE([.C56];16)" office:value-type="string" office:string-value="70" calcext:value-type="string">
            <text:p>70</text:p>
          </table:table-cell>
          <table:table-cell office:value-type="string" calcext:value-type="string">
            <text:p>GPLEN0</text:p>
          </table:table-cell>
          <table:table-cell table:number-columns-repeated="1018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56]+4" office:value-type="float" office:value="2116026484" calcext:value-type="float">
            <text:p>2116026484</text:p>
          </table:table-cell>
          <table:table-cell table:formula="of:=[.B57]-[.$B$5]" office:value-type="float" office:value="116" calcext:value-type="float">
            <text:p>116</text:p>
          </table:table-cell>
          <table:table-cell table:formula="of:=BASE([.B57];16)" office:value-type="string" office:string-value="7E200074" calcext:value-type="string">
            <text:p>7E200074</text:p>
          </table:table-cell>
          <table:table-cell table:formula="of:=BASE([.C57];16)" office:value-type="string" office:string-value="74" calcext:value-type="string">
            <text:p>74</text:p>
          </table:table-cell>
          <table:table-cell table:style-name="ce3" office:value-type="string" calcext:value-type="string">
            <text:p><text:s/>GPLEN1</text:p>
          </table:table-cell>
          <table:table-cell table:number-columns-repeated="1018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57]+4" office:value-type="float" office:value="2116026488" calcext:value-type="float">
            <text:p>2116026488</text:p>
          </table:table-cell>
          <table:table-cell table:formula="of:=[.B58]-[.$B$5]" office:value-type="float" office:value="120" calcext:value-type="float">
            <text:p>120</text:p>
          </table:table-cell>
          <table:table-cell table:formula="of:=BASE([.B58];16)" office:value-type="string" office:string-value="7E200078" calcext:value-type="string">
            <text:p>7E200078</text:p>
          </table:table-cell>
          <table:table-cell table:formula="of:=BASE([.C58];16)" office:value-type="string" office:string-value="78" calcext:value-type="string">
            <text:p>78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B58]+4" office:value-type="float" office:value="2116026492" calcext:value-type="float">
            <text:p>2116026492</text:p>
          </table:table-cell>
          <table:table-cell table:formula="of:=[.B59]-[.$B$5]" office:value-type="float" office:value="124" calcext:value-type="float">
            <text:p>124</text:p>
          </table:table-cell>
          <table:table-cell table:formula="of:=BASE([.B59];16)" office:value-type="string" office:string-value="7E20007C" calcext:value-type="string">
            <text:p>7E20007C</text:p>
          </table:table-cell>
          <table:table-cell table:formula="of:=BASE([.C59];16)" office:value-type="string" office:string-value="7C" calcext:value-type="string">
            <text:p>7C</text:p>
          </table:table-cell>
          <table:table-cell office:value-type="string" calcext:value-type="string">
            <text:p>GPAREN0</text:p>
          </table:table-cell>
          <table:table-cell table:number-columns-repeated="1018"/>
        </table:table-row>
        <table:table-row table:style-name="ro3">
          <table:table-cell office:value-type="float" office:value="33" calcext:value-type="float">
            <text:p>33</text:p>
          </table:table-cell>
          <table:table-cell table:formula="of:=[.B59]+4" office:value-type="float" office:value="2116026496" calcext:value-type="float">
            <text:p>2116026496</text:p>
          </table:table-cell>
          <table:table-cell table:formula="of:=[.B60]-[.$B$5]" office:value-type="float" office:value="128" calcext:value-type="float">
            <text:p>128</text:p>
          </table:table-cell>
          <table:table-cell table:formula="of:=BASE([.B60];16)" office:value-type="string" office:string-value="7E200080" calcext:value-type="string">
            <text:p>7E200080</text:p>
          </table:table-cell>
          <table:table-cell table:formula="of:=BASE([.C60];16)" office:value-type="string" office:string-value="80" calcext:value-type="string">
            <text:p>80</text:p>
          </table:table-cell>
          <table:table-cell office:value-type="string" calcext:value-type="string">
            <text:p><text:span text:style-name="T1">GPAREN1</text:span></text:p>
          </table:table-cell>
          <table:table-cell table:number-columns-repeated="1018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B60]+4" office:value-type="float" office:value="2116026500" calcext:value-type="float">
            <text:p>2116026500</text:p>
          </table:table-cell>
          <table:table-cell table:formula="of:=[.B61]-[.$B$5]" office:value-type="float" office:value="132" calcext:value-type="float">
            <text:p>132</text:p>
          </table:table-cell>
          <table:table-cell table:formula="of:=BASE([.B61];16)" office:value-type="string" office:string-value="7E200084" calcext:value-type="string">
            <text:p>7E200084</text:p>
          </table:table-cell>
          <table:table-cell table:formula="of:=BASE([.C61];16)" office:value-type="string" office:string-value="84" calcext:value-type="string">
            <text:p>84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61]+4" office:value-type="float" office:value="2116026504" calcext:value-type="float">
            <text:p>2116026504</text:p>
          </table:table-cell>
          <table:table-cell table:formula="of:=[.B62]-[.$B$5]" office:value-type="float" office:value="136" calcext:value-type="float">
            <text:p>136</text:p>
          </table:table-cell>
          <table:table-cell table:formula="of:=BASE([.B62];16)" office:value-type="string" office:string-value="7E200088" calcext:value-type="string">
            <text:p>7E200088</text:p>
          </table:table-cell>
          <table:table-cell table:formula="of:=BASE([.C62];16)" office:value-type="string" office:string-value="88" calcext:value-type="string">
            <text:p>88</text:p>
          </table:table-cell>
          <table:table-cell office:value-type="string" calcext:value-type="string">
            <text:p>GPAFEN0</text:p>
          </table:table-cell>
          <table:table-cell table:number-columns-repeated="1018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B62]+4" office:value-type="float" office:value="2116026508" calcext:value-type="float">
            <text:p>2116026508</text:p>
          </table:table-cell>
          <table:table-cell table:formula="of:=[.B63]-[.$B$5]" office:value-type="float" office:value="140" calcext:value-type="float">
            <text:p>140</text:p>
          </table:table-cell>
          <table:table-cell table:formula="of:=BASE([.B63];16)" office:value-type="string" office:string-value="7E20008C" calcext:value-type="string">
            <text:p>7E20008C</text:p>
          </table:table-cell>
          <table:table-cell table:formula="of:=BASE([.C63];16)" office:value-type="string" office:string-value="8C" calcext:value-type="string">
            <text:p>8C</text:p>
          </table:table-cell>
          <table:table-cell office:value-type="string" calcext:value-type="string">
            <text:p>GPAFEN1</text:p>
          </table:table-cell>
          <table:table-cell table:number-columns-repeated="1018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63]+4" office:value-type="float" office:value="2116026512" calcext:value-type="float">
            <text:p>2116026512</text:p>
          </table:table-cell>
          <table:table-cell table:formula="of:=[.B64]-[.$B$5]" office:value-type="float" office:value="144" calcext:value-type="float">
            <text:p>144</text:p>
          </table:table-cell>
          <table:table-cell table:formula="of:=BASE([.B64];16)" office:value-type="string" office:string-value="7E200090" calcext:value-type="string">
            <text:p>7E200090</text:p>
          </table:table-cell>
          <table:table-cell table:formula="of:=BASE([.C64];16)" office:value-type="string" office:string-value="90" calcext:value-type="string">
            <text:p>90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64]+4" office:value-type="float" office:value="2116026516" calcext:value-type="float">
            <text:p>2116026516</text:p>
          </table:table-cell>
          <table:table-cell table:formula="of:=[.B65]-[.$B$5]" office:value-type="float" office:value="148" calcext:value-type="float">
            <text:p>148</text:p>
          </table:table-cell>
          <table:table-cell table:formula="of:=BASE([.B65];16)" office:value-type="string" office:string-value="7E200094" calcext:value-type="string">
            <text:p>7E200094</text:p>
          </table:table-cell>
          <table:table-cell table:formula="of:=BASE([.C65];16)" office:value-type="string" office:string-value="94" calcext:value-type="string">
            <text:p>94</text:p>
          </table:table-cell>
          <table:table-cell office:value-type="string" calcext:value-type="string">
            <text:p>GPPUD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B65]+4" office:value-type="float" office:value="2116026520" calcext:value-type="float">
            <text:p>2116026520</text:p>
          </table:table-cell>
          <table:table-cell table:formula="of:=[.B66]-[.$B$5]" office:value-type="float" office:value="152" calcext:value-type="float">
            <text:p>152</text:p>
          </table:table-cell>
          <table:table-cell table:formula="of:=BASE([.B66];16)" office:value-type="string" office:string-value="7E200098" calcext:value-type="string">
            <text:p>7E200098</text:p>
          </table:table-cell>
          <table:table-cell table:formula="of:=BASE([.C66];16)" office:value-type="string" office:string-value="98" calcext:value-type="string">
            <text:p>98</text:p>
          </table:table-cell>
          <table:table-cell office:value-type="string" calcext:value-type="string">
            <text:p>GPPUDCLK0</text:p>
          </table:table-cell>
          <table:table-cell table:number-columns-repeated="1018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66]+4" office:value-type="float" office:value="2116026524" calcext:value-type="float">
            <text:p>2116026524</text:p>
          </table:table-cell>
          <table:table-cell table:formula="of:=[.B67]-[.$B$5]" office:value-type="float" office:value="156" calcext:value-type="float">
            <text:p>156</text:p>
          </table:table-cell>
          <table:table-cell table:formula="of:=BASE([.B67];16)" office:value-type="string" office:string-value="7E20009C" calcext:value-type="string">
            <text:p>7E20009C</text:p>
          </table:table-cell>
          <table:table-cell table:formula="of:=BASE([.C67];16)" office:value-type="string" office:string-value="9C" calcext:value-type="string">
            <text:p>9C</text:p>
          </table:table-cell>
          <table:table-cell office:value-type="string" calcext:value-type="string">
            <text:p>GPPUDCLK1</text:p>
          </table:table-cell>
          <table:table-cell table:number-columns-repeated="1018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B67]+4" office:value-type="float" office:value="2116026528" calcext:value-type="float">
            <text:p>2116026528</text:p>
          </table:table-cell>
          <table:table-cell table:formula="of:=[.B68]-[.$B$5]" office:value-type="float" office:value="160" calcext:value-type="float">
            <text:p>160</text:p>
          </table:table-cell>
          <table:table-cell table:formula="of:=BASE([.B68];16)" office:value-type="string" office:string-value="7E2000A0" calcext:value-type="string">
            <text:p>7E2000A0</text:p>
          </table:table-cell>
          <table:table-cell table:formula="of:=BASE([.C68];16)" office:value-type="string" office:string-value="A0" calcext:value-type="string">
            <text:p>A0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Source Code Pro Medium" svg:font-family="'Source Code Pro Medium'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1-03T18:38:10.507607672</meta:creation-date>
    <dc:date>2019-11-03T22:13:04.225020188</dc:date>
    <meta:editing-duration>PT28M51S</meta:editing-duration>
    <meta:editing-cycles>4</meta:editing-cycles>
    <meta:generator>LibreOffice/6.3.2.2$Linux_X86_64 LibreOffice_project/30$Build-2</meta:generator>
    <meta:document-statistic meta:table-count="1" meta:cell-count="686" meta:object-count="0"/>
  </office:meta>
</office:document-meta>
</file>